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3"/>
    <style:style style:name="ce6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ce8" office:value-type="string" calcext:value-type="string">
            <text:p>Vorgaben:</text:p>
          </table:table-cell>
          <table:table-cell/>
        </table:table-row>
        <table:table-row table:style-name="ro1">
          <table:table-cell table:style-name="ce3" office:value-type="string" calcext:value-type="string">
            <text:p>Jahr</text:p>
          </table:table-cell>
          <table:table-cell table:style-name="ce6" office:value-type="string" calcext:value-type="string">
            <text:p>Kreditbetrag</text:p>
          </table:table-cell>
          <table:table-cell table:style-name="ce6" office:value-type="string" calcext:value-type="string">
            <text:p>Zinsen</text:p>
          </table:table-cell>
          <table:table-cell table:style-name="ce6" office:value-type="string" calcext:value-type="string">
            <text:p>Tilgung</text:p>
          </table:table-cell>
          <table:table-cell table:style-name="ce6" office:value-type="string" calcext:value-type="string">
            <text:p>Summe</text:p>
          </table:table-cell>
          <table:table-cell/>
          <table:table-cell table:style-name="ce3" office:value-type="string" calcext:value-type="string">
            <text:p>Summe =</text:p>
          </table:table-cell>
          <table:table-cell table:style-name="ce1" office:value-type="float" office:value="200000000" calcext:value-type="float">
            <text:p>200.000.00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[.H2]" office:value-type="float" office:value="200000000" calcext:value-type="float">
            <text:p>200.000.000</text:p>
          </table:table-cell>
          <table:table-cell table:formula="of:=[.B3]*[.$H$3]" office:value-type="float" office:value="6000000" calcext:value-type="float">
            <text:p>6.000.000</text:p>
          </table:table-cell>
          <table:table-cell table:formula="of:=MIN([.$H$5]-[.C3];[.B3])" office:value-type="float" office:value="4000000" calcext:value-type="float">
            <text:p>4.000.000</text:p>
          </table:table-cell>
          <table:table-cell table:formula="of:=[.C3]+[.D3]" office:value-type="float" office:value="10000000" calcext:value-type="float">
            <text:p>10.000.000</text:p>
          </table:table-cell>
          <table:table-cell/>
          <table:table-cell table:style-name="ce3" office:value-type="string" calcext:value-type="string">
            <text:p>Zinsen =</text:p>
          </table:table-cell>
          <table:table-cell table:style-name="ce2" office:value-type="percentage" office:value="0.03" calcext:value-type="percentage">
            <text:p>3,00 %</text:p>
          </table:table-cell>
        </table:table-row>
        <table:table-row table:style-name="ro1">
          <table:table-cell table:formula="of:=[.A3]+1" office:value-type="float" office:value="2026" calcext:value-type="float">
            <text:p>2026</text:p>
          </table:table-cell>
          <table:table-cell table:formula="of:=[.B3]-[.D3]" office:value-type="float" office:value="196000000" calcext:value-type="float">
            <text:p>196.000.000</text:p>
          </table:table-cell>
          <table:table-cell table:formula="of:=[.B4]*[.$H$3]" office:value-type="float" office:value="5880000" calcext:value-type="float">
            <text:p>5.880.000</text:p>
          </table:table-cell>
          <table:table-cell table:formula="of:=MIN([.$H$5]-[.C4];[.B4])" office:value-type="float" office:value="4120000" calcext:value-type="float">
            <text:p>4.120.000</text:p>
          </table:table-cell>
          <table:table-cell table:formula="of:=[.C4]+[.D4]" office:value-type="float" office:value="10000000" calcext:value-type="float">
            <text:p>10.000.000</text:p>
          </table:table-cell>
          <table:table-cell/>
          <table:table-cell table:style-name="ce3" office:value-type="string" calcext:value-type="string">
            <text:p>Tilgung = </text:p>
          </table:table-cell>
          <table:table-cell table:style-name="ce2" office:value-type="percentage" office:value="0.02" calcext:value-type="percentage">
            <text:p>2,00 %</text:p>
          </table:table-cell>
        </table:table-row>
        <table:table-row table:style-name="ro1">
          <table:table-cell table:formula="of:=[.A4]+1" office:value-type="float" office:value="2027" calcext:value-type="float">
            <text:p>2027</text:p>
          </table:table-cell>
          <table:table-cell table:formula="of:=[.B4]-[.D4]" office:value-type="float" office:value="191880000" calcext:value-type="float">
            <text:p>191.880.000</text:p>
          </table:table-cell>
          <table:table-cell table:formula="of:=[.B5]*[.$H$3]" office:value-type="float" office:value="5756400" calcext:value-type="float">
            <text:p>5.756.400</text:p>
          </table:table-cell>
          <table:table-cell table:formula="of:=MIN([.$H$5]-[.C5];[.B5])" office:value-type="float" office:value="4243600" calcext:value-type="float">
            <text:p>4.243.600</text:p>
          </table:table-cell>
          <table:table-cell table:formula="of:=[.C5]+[.D5]" office:value-type="float" office:value="10000000" calcext:value-type="float">
            <text:p>10.000.000</text:p>
          </table:table-cell>
          <table:table-cell/>
          <table:table-cell table:style-name="ce3" office:value-type="string" calcext:value-type="string">
            <text:p>Betrag =</text:p>
          </table:table-cell>
          <table:table-cell table:style-name="ce1" table:formula="of:=[.H2]*([.H3]+[.H4])" office:value-type="float" office:value="10000000" calcext:value-type="float">
            <text:p>10.000.000</text:p>
          </table:table-cell>
        </table:table-row>
        <table:table-row table:style-name="ro1">
          <table:table-cell table:formula="of:=[.A5]+1" office:value-type="float" office:value="2028" calcext:value-type="float">
            <text:p>2028</text:p>
          </table:table-cell>
          <table:table-cell table:formula="of:=[.B5]-[.D5]" office:value-type="float" office:value="187636400" calcext:value-type="float">
            <text:p>187.636.400</text:p>
          </table:table-cell>
          <table:table-cell table:formula="of:=[.B6]*[.$H$3]" office:value-type="float" office:value="5629092" calcext:value-type="float">
            <text:p>5.629.092</text:p>
          </table:table-cell>
          <table:table-cell table:formula="of:=MIN([.$H$5]-[.C6];[.B6])" office:value-type="float" office:value="4370908" calcext:value-type="float">
            <text:p>4.370.908</text:p>
          </table:table-cell>
          <table:table-cell table:formula="of:=[.C6]+[.D6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6]+1" office:value-type="float" office:value="2029" calcext:value-type="float">
            <text:p>2029</text:p>
          </table:table-cell>
          <table:table-cell table:formula="of:=[.B6]-[.D6]" office:value-type="float" office:value="183265492" calcext:value-type="float">
            <text:p>183.265.492</text:p>
          </table:table-cell>
          <table:table-cell table:formula="of:=[.B7]*[.$H$3]" office:value-type="float" office:value="5497964.76" calcext:value-type="float">
            <text:p>5.497.965</text:p>
          </table:table-cell>
          <table:table-cell table:formula="of:=MIN([.$H$5]-[.C7];[.B7])" office:value-type="float" office:value="4502035.24" calcext:value-type="float">
            <text:p>4.502.035</text:p>
          </table:table-cell>
          <table:table-cell table:formula="of:=[.C7]+[.D7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7]+1" office:value-type="float" office:value="2030" calcext:value-type="float">
            <text:p>2030</text:p>
          </table:table-cell>
          <table:table-cell table:formula="of:=[.B7]-[.D7]" office:value-type="float" office:value="178763456.76" calcext:value-type="float">
            <text:p>178.763.457</text:p>
          </table:table-cell>
          <table:table-cell table:formula="of:=[.B8]*[.$H$3]" office:value-type="float" office:value="5362903.7028" calcext:value-type="float">
            <text:p>5.362.904</text:p>
          </table:table-cell>
          <table:table-cell table:formula="of:=MIN([.$H$5]-[.C8];[.B8])" office:value-type="float" office:value="4637096.2972" calcext:value-type="float">
            <text:p>4.637.096</text:p>
          </table:table-cell>
          <table:table-cell table:formula="of:=[.C8]+[.D8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8]+1" office:value-type="float" office:value="2031" calcext:value-type="float">
            <text:p>2031</text:p>
          </table:table-cell>
          <table:table-cell table:formula="of:=[.B8]-[.D8]" office:value-type="float" office:value="174126360.4628" calcext:value-type="float">
            <text:p>174.126.360</text:p>
          </table:table-cell>
          <table:table-cell table:formula="of:=[.B9]*[.$H$3]" office:value-type="float" office:value="5223790.813884" calcext:value-type="float">
            <text:p>5.223.791</text:p>
          </table:table-cell>
          <table:table-cell table:formula="of:=MIN([.$H$5]-[.C9];[.B9])" office:value-type="float" office:value="4776209.186116" calcext:value-type="float">
            <text:p>4.776.209</text:p>
          </table:table-cell>
          <table:table-cell table:formula="of:=[.C9]+[.D9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9]+1" office:value-type="float" office:value="2032" calcext:value-type="float">
            <text:p>2032</text:p>
          </table:table-cell>
          <table:table-cell table:formula="of:=[.B9]-[.D9]" office:value-type="float" office:value="169350151.276684" calcext:value-type="float">
            <text:p>169.350.151</text:p>
          </table:table-cell>
          <table:table-cell table:formula="of:=[.B10]*[.$H$3]" office:value-type="float" office:value="5080504.53830052" calcext:value-type="float">
            <text:p>5.080.505</text:p>
          </table:table-cell>
          <table:table-cell table:formula="of:=MIN([.$H$5]-[.C10];[.B10])" office:value-type="float" office:value="4919495.46169948" calcext:value-type="float">
            <text:p>4.919.495</text:p>
          </table:table-cell>
          <table:table-cell table:formula="of:=[.C10]+[.D10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10]+1" office:value-type="float" office:value="2033" calcext:value-type="float">
            <text:p>2033</text:p>
          </table:table-cell>
          <table:table-cell table:formula="of:=[.B10]-[.D10]" office:value-type="float" office:value="164430655.814985" calcext:value-type="float">
            <text:p>164.430.656</text:p>
          </table:table-cell>
          <table:table-cell table:formula="of:=[.B11]*[.$H$3]" office:value-type="float" office:value="4932919.67444954" calcext:value-type="float">
            <text:p>4.932.920</text:p>
          </table:table-cell>
          <table:table-cell table:formula="of:=MIN([.$H$5]-[.C11];[.B11])" office:value-type="float" office:value="5067080.32555047" calcext:value-type="float">
            <text:p>5.067.080</text:p>
          </table:table-cell>
          <table:table-cell table:formula="of:=[.C11]+[.D11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11]+1" office:value-type="float" office:value="2034" calcext:value-type="float">
            <text:p>2034</text:p>
          </table:table-cell>
          <table:table-cell table:formula="of:=[.B11]-[.D11]" office:value-type="float" office:value="159363575.489434" calcext:value-type="float">
            <text:p>159.363.575</text:p>
          </table:table-cell>
          <table:table-cell table:formula="of:=[.B12]*[.$H$3]" office:value-type="float" office:value="4780907.26468302" calcext:value-type="float">
            <text:p>4.780.907</text:p>
          </table:table-cell>
          <table:table-cell table:formula="of:=MIN([.$H$5]-[.C12];[.B12])" office:value-type="float" office:value="5219092.73531698" calcext:value-type="float">
            <text:p>5.219.093</text:p>
          </table:table-cell>
          <table:table-cell table:formula="of:=[.C12]+[.D12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12]+1" office:value-type="float" office:value="2035" calcext:value-type="float">
            <text:p>2035</text:p>
          </table:table-cell>
          <table:table-cell table:formula="of:=[.B12]-[.D12]" office:value-type="float" office:value="154144482.754117" calcext:value-type="float">
            <text:p>154.144.483</text:p>
          </table:table-cell>
          <table:table-cell table:formula="of:=[.B13]*[.$H$3]" office:value-type="float" office:value="4624334.48262351" calcext:value-type="float">
            <text:p>4.624.334</text:p>
          </table:table-cell>
          <table:table-cell table:formula="of:=MIN([.$H$5]-[.C13];[.B13])" office:value-type="float" office:value="5375665.51737649" calcext:value-type="float">
            <text:p>5.375.666</text:p>
          </table:table-cell>
          <table:table-cell table:formula="of:=[.C13]+[.D13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13]+1" office:value-type="float" office:value="2036" calcext:value-type="float">
            <text:p>2036</text:p>
          </table:table-cell>
          <table:table-cell table:formula="of:=[.B13]-[.D13]" office:value-type="float" office:value="148768817.236741" calcext:value-type="float">
            <text:p>148.768.817</text:p>
          </table:table-cell>
          <table:table-cell table:formula="of:=[.B14]*[.$H$3]" office:value-type="float" office:value="4463064.51710222" calcext:value-type="float">
            <text:p>4.463.065</text:p>
          </table:table-cell>
          <table:table-cell table:formula="of:=MIN([.$H$5]-[.C14];[.B14])" office:value-type="float" office:value="5536935.48289778" calcext:value-type="float">
            <text:p>5.536.935</text:p>
          </table:table-cell>
          <table:table-cell table:formula="of:=[.C14]+[.D14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14]+1" office:value-type="float" office:value="2037" calcext:value-type="float">
            <text:p>2037</text:p>
          </table:table-cell>
          <table:table-cell table:formula="of:=[.B14]-[.D14]" office:value-type="float" office:value="143231881.753843" calcext:value-type="float">
            <text:p>143.231.882</text:p>
          </table:table-cell>
          <table:table-cell table:formula="of:=[.B15]*[.$H$3]" office:value-type="float" office:value="4296956.45261528" calcext:value-type="float">
            <text:p>4.296.956</text:p>
          </table:table-cell>
          <table:table-cell table:formula="of:=MIN([.$H$5]-[.C15];[.B15])" office:value-type="float" office:value="5703043.54738472" calcext:value-type="float">
            <text:p>5.703.044</text:p>
          </table:table-cell>
          <table:table-cell table:formula="of:=[.C15]+[.D15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15]+1" office:value-type="float" office:value="2038" calcext:value-type="float">
            <text:p>2038</text:p>
          </table:table-cell>
          <table:table-cell table:formula="of:=[.B15]-[.D15]" office:value-type="float" office:value="137528838.206458" calcext:value-type="float">
            <text:p>137.528.838</text:p>
          </table:table-cell>
          <table:table-cell table:formula="of:=[.B16]*[.$H$3]" office:value-type="float" office:value="4125865.14619374" calcext:value-type="float">
            <text:p>4.125.865</text:p>
          </table:table-cell>
          <table:table-cell table:formula="of:=MIN([.$H$5]-[.C16];[.B16])" office:value-type="float" office:value="5874134.85380626" calcext:value-type="float">
            <text:p>5.874.135</text:p>
          </table:table-cell>
          <table:table-cell table:formula="of:=[.C16]+[.D16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16]+1" office:value-type="float" office:value="2039" calcext:value-type="float">
            <text:p>2039</text:p>
          </table:table-cell>
          <table:table-cell table:formula="of:=[.B16]-[.D16]" office:value-type="float" office:value="131654703.352652" calcext:value-type="float">
            <text:p>131.654.703</text:p>
          </table:table-cell>
          <table:table-cell table:formula="of:=[.B17]*[.$H$3]" office:value-type="float" office:value="3949641.10057955" calcext:value-type="float">
            <text:p>3.949.641</text:p>
          </table:table-cell>
          <table:table-cell table:formula="of:=MIN([.$H$5]-[.C17];[.B17])" office:value-type="float" office:value="6050358.89942045" calcext:value-type="float">
            <text:p>6.050.359</text:p>
          </table:table-cell>
          <table:table-cell table:formula="of:=[.C17]+[.D17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17]+1" office:value-type="float" office:value="2040" calcext:value-type="float">
            <text:p>2040</text:p>
          </table:table-cell>
          <table:table-cell table:formula="of:=[.B17]-[.D17]" office:value-type="float" office:value="125604344.453231" calcext:value-type="float">
            <text:p>125.604.344</text:p>
          </table:table-cell>
          <table:table-cell table:formula="of:=[.B18]*[.$H$3]" office:value-type="float" office:value="3768130.33359694" calcext:value-type="float">
            <text:p>3.768.130</text:p>
          </table:table-cell>
          <table:table-cell table:formula="of:=MIN([.$H$5]-[.C18];[.B18])" office:value-type="float" office:value="6231869.66640306" calcext:value-type="float">
            <text:p>6.231.870</text:p>
          </table:table-cell>
          <table:table-cell table:formula="of:=[.C18]+[.D18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18]+1" office:value-type="float" office:value="2041" calcext:value-type="float">
            <text:p>2041</text:p>
          </table:table-cell>
          <table:table-cell table:formula="of:=[.B18]-[.D18]" office:value-type="float" office:value="119372474.786828" calcext:value-type="float">
            <text:p>119.372.475</text:p>
          </table:table-cell>
          <table:table-cell table:formula="of:=[.B19]*[.$H$3]" office:value-type="float" office:value="3581174.24360485" calcext:value-type="float">
            <text:p>3.581.174</text:p>
          </table:table-cell>
          <table:table-cell table:formula="of:=MIN([.$H$5]-[.C19];[.B19])" office:value-type="float" office:value="6418825.75639515" calcext:value-type="float">
            <text:p>6.418.826</text:p>
          </table:table-cell>
          <table:table-cell table:formula="of:=[.C19]+[.D19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19]+1" office:value-type="float" office:value="2042" calcext:value-type="float">
            <text:p>2042</text:p>
          </table:table-cell>
          <table:table-cell table:formula="of:=[.B19]-[.D19]" office:value-type="float" office:value="112953649.030433" calcext:value-type="float">
            <text:p>112.953.649</text:p>
          </table:table-cell>
          <table:table-cell table:formula="of:=[.B20]*[.$H$3]" office:value-type="float" office:value="3388609.470913" calcext:value-type="float">
            <text:p>3.388.609</text:p>
          </table:table-cell>
          <table:table-cell table:formula="of:=MIN([.$H$5]-[.C20];[.B20])" office:value-type="float" office:value="6611390.52908701" calcext:value-type="float">
            <text:p>6.611.391</text:p>
          </table:table-cell>
          <table:table-cell table:formula="of:=[.C20]+[.D20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20]+1" office:value-type="float" office:value="2043" calcext:value-type="float">
            <text:p>2043</text:p>
          </table:table-cell>
          <table:table-cell table:formula="of:=[.B20]-[.D20]" office:value-type="float" office:value="106342258.501346" calcext:value-type="float">
            <text:p>106.342.259</text:p>
          </table:table-cell>
          <table:table-cell table:formula="of:=[.B21]*[.$H$3]" office:value-type="float" office:value="3190267.75504038" calcext:value-type="float">
            <text:p>3.190.268</text:p>
          </table:table-cell>
          <table:table-cell table:formula="of:=MIN([.$H$5]-[.C21];[.B21])" office:value-type="float" office:value="6809732.24495962" calcext:value-type="float">
            <text:p>6.809.732</text:p>
          </table:table-cell>
          <table:table-cell table:formula="of:=[.C21]+[.D21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21]+1" office:value-type="float" office:value="2044" calcext:value-type="float">
            <text:p>2044</text:p>
          </table:table-cell>
          <table:table-cell table:formula="of:=[.B21]-[.D21]" office:value-type="float" office:value="99532526.2563866" calcext:value-type="float">
            <text:p>99.532.526</text:p>
          </table:table-cell>
          <table:table-cell table:formula="of:=[.B22]*[.$H$3]" office:value-type="float" office:value="2985975.7876916" calcext:value-type="float">
            <text:p>2.985.976</text:p>
          </table:table-cell>
          <table:table-cell table:formula="of:=MIN([.$H$5]-[.C22];[.B22])" office:value-type="float" office:value="7014024.2123084" calcext:value-type="float">
            <text:p>7.014.024</text:p>
          </table:table-cell>
          <table:table-cell table:formula="of:=[.C22]+[.D22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22]+1" office:value-type="float" office:value="2045" calcext:value-type="float">
            <text:p>2045</text:p>
          </table:table-cell>
          <table:table-cell table:formula="of:=[.B22]-[.D22]" office:value-type="float" office:value="92518502.0440781" calcext:value-type="float">
            <text:p>92.518.502</text:p>
          </table:table-cell>
          <table:table-cell table:formula="of:=[.B23]*[.$H$3]" office:value-type="float" office:value="2775555.06132234" calcext:value-type="float">
            <text:p>2.775.555</text:p>
          </table:table-cell>
          <table:table-cell table:formula="of:=MIN([.$H$5]-[.C23];[.B23])" office:value-type="float" office:value="7224444.93867766" calcext:value-type="float">
            <text:p>7.224.445</text:p>
          </table:table-cell>
          <table:table-cell table:formula="of:=[.C23]+[.D23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23]+1" office:value-type="float" office:value="2046" calcext:value-type="float">
            <text:p>2046</text:p>
          </table:table-cell>
          <table:table-cell table:formula="of:=[.B23]-[.D23]" office:value-type="float" office:value="85294057.1054005" calcext:value-type="float">
            <text:p>85.294.057</text:p>
          </table:table-cell>
          <table:table-cell table:formula="of:=[.B24]*[.$H$3]" office:value-type="float" office:value="2558821.71316201" calcext:value-type="float">
            <text:p>2.558.822</text:p>
          </table:table-cell>
          <table:table-cell table:formula="of:=MIN([.$H$5]-[.C24];[.B24])" office:value-type="float" office:value="7441178.28683799" calcext:value-type="float">
            <text:p>7.441.178</text:p>
          </table:table-cell>
          <table:table-cell table:formula="of:=[.C24]+[.D24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24]+1" office:value-type="float" office:value="2047" calcext:value-type="float">
            <text:p>2047</text:p>
          </table:table-cell>
          <table:table-cell table:formula="of:=[.B24]-[.D24]" office:value-type="float" office:value="77852878.8185625" calcext:value-type="float">
            <text:p>77.852.879</text:p>
          </table:table-cell>
          <table:table-cell table:formula="of:=[.B25]*[.$H$3]" office:value-type="float" office:value="2335586.36455688" calcext:value-type="float">
            <text:p>2.335.586</text:p>
          </table:table-cell>
          <table:table-cell table:formula="of:=MIN([.$H$5]-[.C25];[.B25])" office:value-type="float" office:value="7664413.63544313" calcext:value-type="float">
            <text:p>7.664.414</text:p>
          </table:table-cell>
          <table:table-cell table:formula="of:=[.C25]+[.D25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25]+1" office:value-type="float" office:value="2048" calcext:value-type="float">
            <text:p>2048</text:p>
          </table:table-cell>
          <table:table-cell table:formula="of:=[.B25]-[.D25]" office:value-type="float" office:value="70188465.1831194" calcext:value-type="float">
            <text:p>70.188.465</text:p>
          </table:table-cell>
          <table:table-cell table:formula="of:=[.B26]*[.$H$3]" office:value-type="float" office:value="2105653.95549358" calcext:value-type="float">
            <text:p>2.105.654</text:p>
          </table:table-cell>
          <table:table-cell table:formula="of:=MIN([.$H$5]-[.C26];[.B26])" office:value-type="float" office:value="7894346.04450642" calcext:value-type="float">
            <text:p>7.894.346</text:p>
          </table:table-cell>
          <table:table-cell table:formula="of:=[.C26]+[.D26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26]+1" office:value-type="float" office:value="2049" calcext:value-type="float">
            <text:p>2049</text:p>
          </table:table-cell>
          <table:table-cell table:formula="of:=[.B26]-[.D26]" office:value-type="float" office:value="62294119.138613" calcext:value-type="float">
            <text:p>62.294.119</text:p>
          </table:table-cell>
          <table:table-cell table:formula="of:=[.B27]*[.$H$3]" office:value-type="float" office:value="1868823.57415839" calcext:value-type="float">
            <text:p>1.868.824</text:p>
          </table:table-cell>
          <table:table-cell table:formula="of:=MIN([.$H$5]-[.C27];[.B27])" office:value-type="float" office:value="8131176.42584161" calcext:value-type="float">
            <text:p>8.131.176</text:p>
          </table:table-cell>
          <table:table-cell table:formula="of:=[.C27]+[.D27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27]+1" office:value-type="float" office:value="2050" calcext:value-type="float">
            <text:p>2050</text:p>
          </table:table-cell>
          <table:table-cell table:formula="of:=[.B27]-[.D27]" office:value-type="float" office:value="54162942.7127714" calcext:value-type="float">
            <text:p>54.162.943</text:p>
          </table:table-cell>
          <table:table-cell table:formula="of:=[.B28]*[.$H$3]" office:value-type="float" office:value="1624888.28138314" calcext:value-type="float">
            <text:p>1.624.888</text:p>
          </table:table-cell>
          <table:table-cell table:formula="of:=MIN([.$H$5]-[.C28];[.B28])" office:value-type="float" office:value="8375111.71861686" calcext:value-type="float">
            <text:p>8.375.112</text:p>
          </table:table-cell>
          <table:table-cell table:formula="of:=[.C28]+[.D28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28]+1" office:value-type="float" office:value="2051" calcext:value-type="float">
            <text:p>2051</text:p>
          </table:table-cell>
          <table:table-cell table:formula="of:=[.B28]-[.D28]" office:value-type="float" office:value="45787830.9941545" calcext:value-type="float">
            <text:p>45.787.831</text:p>
          </table:table-cell>
          <table:table-cell table:formula="of:=[.B29]*[.$H$3]" office:value-type="float" office:value="1373634.92982464" calcext:value-type="float">
            <text:p>1.373.635</text:p>
          </table:table-cell>
          <table:table-cell table:formula="of:=MIN([.$H$5]-[.C29];[.B29])" office:value-type="float" office:value="8626365.07017537" calcext:value-type="float">
            <text:p>8.626.365</text:p>
          </table:table-cell>
          <table:table-cell table:formula="of:=[.C29]+[.D29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29]+1" office:value-type="float" office:value="2052" calcext:value-type="float">
            <text:p>2052</text:p>
          </table:table-cell>
          <table:table-cell table:formula="of:=[.B29]-[.D29]" office:value-type="float" office:value="37161465.9239791" calcext:value-type="float">
            <text:p>37.161.466</text:p>
          </table:table-cell>
          <table:table-cell table:formula="of:=[.B30]*[.$H$3]" office:value-type="float" office:value="1114843.97771937" calcext:value-type="float">
            <text:p>1.114.844</text:p>
          </table:table-cell>
          <table:table-cell table:formula="of:=MIN([.$H$5]-[.C30];[.B30])" office:value-type="float" office:value="8885156.02228063" calcext:value-type="float">
            <text:p>8.885.156</text:p>
          </table:table-cell>
          <table:table-cell table:formula="of:=[.C30]+[.D30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30]+1" office:value-type="float" office:value="2053" calcext:value-type="float">
            <text:p>2053</text:p>
          </table:table-cell>
          <table:table-cell table:formula="of:=[.B30]-[.D30]" office:value-type="float" office:value="28276309.9016985" calcext:value-type="float">
            <text:p>28.276.310</text:p>
          </table:table-cell>
          <table:table-cell table:formula="of:=[.B31]*[.$H$3]" office:value-type="float" office:value="848289.297050955" calcext:value-type="float">
            <text:p>848.289</text:p>
          </table:table-cell>
          <table:table-cell table:formula="of:=MIN([.$H$5]-[.C31];[.B31])" office:value-type="float" office:value="9151710.70294905" calcext:value-type="float">
            <text:p>9.151.711</text:p>
          </table:table-cell>
          <table:table-cell table:formula="of:=[.C31]+[.D31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31]+1" office:value-type="float" office:value="2054" calcext:value-type="float">
            <text:p>2054</text:p>
          </table:table-cell>
          <table:table-cell table:formula="of:=[.B31]-[.D31]" office:value-type="float" office:value="19124599.1987495" calcext:value-type="float">
            <text:p>19.124.599</text:p>
          </table:table-cell>
          <table:table-cell table:formula="of:=[.B32]*[.$H$3]" office:value-type="float" office:value="573737.975962484" calcext:value-type="float">
            <text:p>573.738</text:p>
          </table:table-cell>
          <table:table-cell table:formula="of:=MIN([.$H$5]-[.C32];[.B32])" office:value-type="float" office:value="9426262.02403752" calcext:value-type="float">
            <text:p>9.426.262</text:p>
          </table:table-cell>
          <table:table-cell table:formula="of:=[.C32]+[.D32]" office:value-type="float" office:value="10000000" calcext:value-type="float">
            <text:p>10.000.000</text:p>
          </table:table-cell>
          <table:table-cell table:number-columns-repeated="3"/>
        </table:table-row>
        <table:table-row table:style-name="ro1">
          <table:table-cell table:formula="of:=[.A32]+1" office:value-type="float" office:value="2055" calcext:value-type="float">
            <text:p>2055</text:p>
          </table:table-cell>
          <table:table-cell table:formula="of:=[.B32]-[.D32]" office:value-type="float" office:value="9698337.17471195" calcext:value-type="float">
            <text:p>9.698.337</text:p>
          </table:table-cell>
          <table:table-cell table:formula="of:=[.B33]*[.$H$3]" office:value-type="float" office:value="290950.115241358" calcext:value-type="float">
            <text:p>290.950</text:p>
          </table:table-cell>
          <table:table-cell table:formula="of:=MIN([.$H$5]-[.C33];[.B33])" office:value-type="float" office:value="9698337.17471195" calcext:value-type="float">
            <text:p>9.698.337</text:p>
          </table:table-cell>
          <table:table-cell table:formula="of:=[.C33]+[.D33]" office:value-type="float" office:value="9989287.2899533" calcext:value-type="float">
            <text:p>9.989.287</text:p>
          </table:table-cell>
          <table:table-cell table:number-columns-repeated="3"/>
        </table:table-row>
        <table:table-row table:style-name="ro1">
          <table:table-cell table:formula="of:=[.A33]+1" office:value-type="float" office:value="2056" calcext:value-type="float">
            <text:p>2056</text:p>
          </table:table-cell>
          <table:table-cell table:formula="of:=[.B33]-[.D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34]+1" office:value-type="float" office:value="2057" calcext:value-type="float">
            <text:p>2057</text:p>
          </table:table-cell>
          <table:table-cell table:number-columns-repeated="7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.00.0000</text:date>, <text:time style:data-style-name="N2" text:time-value="12:50:45.26862839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7:43:41.862241150</meta:creation-date>
    <dc:date>2024-11-25T13:19:37.136807226</dc:date>
    <meta:editing-duration>PT42M15S</meta:editing-duration>
    <meta:editing-cycles>8</meta:editing-cycles>
    <meta:generator>LibreOffice/24.2.6.2$Linux_X86_64 LibreOffice_project/420$Build-2</meta:generator>
    <meta:document-statistic meta:table-count="1" meta:cell-count="172" meta:object-count="0"/>
  </office:meta>
</office:document-meta>
</file>